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adornments="Normal"/>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4">
      <style:text-properties fo:font-weight="bold" style:font-weight-asian="bold"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text-properties fo:font-size="14pt" style:text-underline-style="solid" style:text-underline-width="auto" style:text-underline-color="font-color" style:font-size-asian="14pt" style:font-size-complex="14pt"/>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KRATE El Mehdi</text:p>
      <text:p text:style-name="Standard">COHEN Mehdi</text:p>
      <text:p text:style-name="Standard">LEBOURDAIS Martin</text:p>
      <text:p text:style-name="Standard">MOISY Marvin</text:p>
      <text:p text:style-name="Standard"/>
      <text:p text:style-name="P3">Compte Rendu TD1 : Analyse des besoins utilisateurs</text:p>
      <text:p text:style-name="Standard"/>
      <text:p text:style-name="P4">Définition du persona primaire </text:p>
      <text:p text:style-name="Standard"/>
      <text:p text:style-name="Standard"><text:tab/>Kimberley Kardachieuse, 23 ans, étudiante en lettre.</text:p>
      <text:p text:style-name="Standard"/>
      <text:p text:style-name="Standard"><text:tab/>Kimberley est très active sur les réseaux sociaux tels que Facebook, Twitter ou encore Instagram. Elle aime parler d'elle, partager chaque instant de sa vie au près de ses amis. Elle n'est pas soucieuse de sa vie privée.</text:p>
      <text:p text:style-name="Standard"/>
      <text:p text:style-name="Standard"><text:tab/>En regardant les publications de ses amis, elle découvre que certains de ses proches partagent le lien d'une application permettant de géolocaliser chaque publication d'un réseau, dans le but de s'amuser à regarder où sont leurs amis.</text:p>
      <text:p text:style-name="Standard"><text:tab/>Elle commence donc par se connecter. L'application la prévient que, pour fonctionner correctement, ses amis doivent avoir activé la géolocalisation. Elle est également prévenue qu'elle va elle même être localisée. Kimberley demande donc à son compagnon, Vladimir, de tester l'application avec elle.</text:p>
      <text:p text:style-name="Standard"/>
      <text:p text:style-name="Standard"><text:tab/>Ce dernier poste une publication sur son compte Facebook. Kimberley peut ainsi voir sur une carte où Vladimir à publié.</text:p>
      <text:p text:style-name="Standard"><text:tab/>En cliquant sur la publication, elle peut directement y répond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Analyse des besoins via des entretiens</text:p>
      <text:p text:style-name="Standard"/>
      <text:p text:style-name="P12">1- Quel est votre sexe ?</text:p>
      <text:list xml:id="list4100721036556812582" text:style-name="L1">
        <text:list-item>
          <text:list>
            <text:list-item>
              <text:p text:style-name="P5">Homme ?</text:p>
            </text:list-item>
            <text:list-item>
              <text:p text:style-name="P5">Femme ?</text:p>
            </text:list-item>
            <text:list-item>
              <text:p text:style-name="P5">Autre ?</text:p>
            </text:list-item>
          </text:list>
        </text:list-item>
      </text:list>
      <text:p text:style-name="Standard"/>
      <text:p text:style-name="P1">2- Dans quelle tranche d'âge vous situez-vous ?</text:p>
      <text:list xml:id="list5114525509737725294" text:style-name="L2">
        <text:list-item>
          <text:list>
            <text:list-item>
              <text:p text:style-name="P6">Moins de 15 ans ?</text:p>
            </text:list-item>
            <text:list-item>
              <text:p text:style-name="P6">15 à 20 ans ?<text:tab/></text:p>
            </text:list-item>
            <text:list-item>
              <text:p text:style-name="P6">20 à 25 ans ?</text:p>
            </text:list-item>
            <text:list-item>
              <text:p text:style-name="P6">25 à 30 ans ?<text:tab/></text:p>
            </text:list-item>
            <text:list-item>
              <text:p text:style-name="P6">Plus de 30 ans ?</text:p>
            </text:list-item>
          </text:list>
        </text:list-item>
      </text:list>
      <text:p text:style-name="Standard"/>
      <text:p text:style-name="P1">3- Utilisez vous les réseaux sociaux ?</text:p>
      <text:list xml:id="list5554290651818269889" text:style-name="L3">
        <text:list-item>
          <text:list>
            <text:list-item>
              <text:p text:style-name="P7">Oui ?<text:tab/></text:p>
            </text:list-item>
            <text:list-item>
              <text:p text:style-name="P7">Non ?<text:tab/></text:p>
            </text:list-item>
          </text:list>
        </text:list-item>
      </text:list>
      <text:p text:style-name="Standard"/>
      <text:p text:style-name="Standard"><text:tab/><text:span text:style-name="T1">Si oui, lesquels ?</text:span></text:p>
      <text:list xml:id="list8868526711427564798" text:style-name="L4">
        <text:list-item>
          <text:list>
            <text:list-item>
              <text:list>
                <text:list-item>
                  <text:p text:style-name="P8">Facebook ?</text:p>
                  <text:list>
                    <text:list-item>
                      <text:list>
                        <text:list-header>
                          <text:p text:style-name="P2"><text:span text:style-name="T2">(Si coché) </text:span>La géolocalisation est-elle activée ?</text:p>
                          <text:list>
                            <text:list-item>
                              <text:list>
                                <text:list-item>
                                  <text:p text:style-name="P8">Oui ?<text:tab/></text:p>
                                </text:list-item>
                                <text:list-item>
                                  <text:p text:style-name="P8">Non ?<text:tab/></text:p>
                                </text:list-item>
                              </text:list>
                            </text:list-item>
                          </text:list>
                        </text:list-header>
                      </text:list>
                    </text:list-item>
                  </text:list>
                </text:list-item>
              </text:list>
            </text:list-item>
          </text:list>
        </text:list-item>
      </text:list>
      <text:p text:style-name="Standard"><text:tab/><text:tab/><text:tab/><text:span text:style-name="T3">(Si coché)</text:span> <text:span text:style-name="T1">A quelle fréquence ?</text:span></text:p>
      <text:list xml:id="list4870270254428319357" text:style-name="L5">
        <text:list-item>
          <text:list>
            <text:list-item>
              <text:list>
                <text:list-item>
                  <text:list>
                    <text:list-item>
                      <text:p text:style-name="P9">Plusieurs fois par heure ?</text:p>
                    </text:list-item>
                    <text:list-item>
                      <text:p text:style-name="P9">Toutes les deux heures ?</text:p>
                    </text:list-item>
                    <text:list-item>
                      <text:p text:style-name="P9">Plusieurs fois par jour ?</text:p>
                    </text:list-item>
                    <text:list-item>
                      <text:p text:style-name="P9">Rarement ?<text:tab/></text:p>
                    </text:list-item>
                  </text:list>
                </text:list-item>
              </text:list>
            </text:list-item>
          </text:list>
        </text:list-item>
      </text:list>
      <text:list xml:id="list707177973" text:continue-list="list8868526711427564798" text:style-name="L4">
        <text:list-item>
          <text:list>
            <text:list-item>
              <text:list>
                <text:list-item>
                  <text:p text:style-name="P8">Twitter ?</text:p>
                  <text:list>
                    <text:list-item>
                      <text:list>
                        <text:list-header>
                          <text:p text:style-name="P2"><text:span text:style-name="T2">(Si coché)</text:span> La géolocalisation est-elle activée ?</text:p>
                          <text:list>
                            <text:list-item>
                              <text:list>
                                <text:list-item>
                                  <text:p text:style-name="P8">Oui ?<text:tab/></text:p>
                                </text:list-item>
                                <text:list-item>
                                  <text:p text:style-name="P8">Non ?<text:tab/></text:p>
                                </text:list-item>
                              </text:list>
                            </text:list-item>
                          </text:list>
                        </text:list-header>
                      </text:list>
                    </text:list-item>
                  </text:list>
                </text:list-item>
              </text:list>
            </text:list-item>
          </text:list>
        </text:list-item>
      </text:list>
      <text:p text:style-name="Standard"><text:tab/><text:tab/><text:tab/><text:span text:style-name="T3">(Si coché)</text:span><text:span text:style-name="T1"> A quelle fréquence ?</text:span></text:p>
      <text:list xml:id="list821369460" text:continue-list="list4870270254428319357" text:style-name="L5">
        <text:list-item>
          <text:list>
            <text:list-item>
              <text:list>
                <text:list-item>
                  <text:list>
                    <text:list-item>
                      <text:p text:style-name="P9">Plusieurs fois par heure ?</text:p>
                    </text:list-item>
                    <text:list-item>
                      <text:p text:style-name="P9">Toutes les deux heures ?</text:p>
                    </text:list-item>
                    <text:list-item>
                      <text:p text:style-name="P9">Plusieurs fois par jour ?</text:p>
                    </text:list-item>
                    <text:list-item>
                      <text:p text:style-name="P9">Rarement ?<text:tab/><text:tab/></text:p>
                    </text:list-item>
                  </text:list>
                </text:list-item>
              </text:list>
            </text:list-item>
          </text:list>
        </text:list-item>
      </text:list>
      <text:list xml:id="list187311051" text:continue-list="list707177973" text:style-name="L4">
        <text:list-item>
          <text:list>
            <text:list-item>
              <text:list>
                <text:list-item>
                  <text:p text:style-name="P8">Instagram ?</text:p>
                  <text:list>
                    <text:list-item>
                      <text:list>
                        <text:list-header>
                          <text:p text:style-name="P2"><text:span text:style-name="T2">(Si coché)</text:span> La géolocalisation est-elle activée ?</text:p>
                          <text:list>
                            <text:list-item>
                              <text:list>
                                <text:list-item>
                                  <text:p text:style-name="P8">Oui ?</text:p>
                                </text:list-item>
                                <text:list-item>
                                  <text:p text:style-name="P8">Non ?</text:p>
                                </text:list-item>
                              </text:list>
                            </text:list-item>
                          </text:list>
                        </text:list-header>
                      </text:list>
                    </text:list-item>
                  </text:list>
                </text:list-item>
              </text:list>
            </text:list-item>
          </text:list>
        </text:list-item>
      </text:list>
      <text:p text:style-name="Standard"><text:tab/><text:tab/><text:tab/><text:span text:style-name="T3">(Si coché)</text:span><text:span text:style-name="T1"> A quelle fréquence ?</text:span></text:p>
      <text:list xml:id="list1528971049" text:continue-list="list821369460" text:style-name="L5">
        <text:list-item>
          <text:list>
            <text:list-item>
              <text:list>
                <text:list-item>
                  <text:list>
                    <text:list-item>
                      <text:p text:style-name="P9">Plusieurs fois par heure ?</text:p>
                    </text:list-item>
                    <text:list-item>
                      <text:p text:style-name="P9">Toutes les deux heures ?</text:p>
                    </text:list-item>
                    <text:list-item>
                      <text:p text:style-name="P9">Plusieurs fois par jour ?</text:p>
                    </text:list-item>
                    <text:list-item>
                      <text:p text:style-name="P9">Rarement ?</text:p>
                    </text:list-item>
                  </text:list>
                </text:list-item>
              </text:list>
            </text:list-item>
          </text:list>
        </text:list-item>
      </text:list>
      <text:list xml:id="list82780288" text:continue-list="list187311051" text:style-name="L4">
        <text:list-item>
          <text:list>
            <text:list-item>
              <text:list>
                <text:list-item>
                  <text:p text:style-name="P8">Autre :</text:p>
                </text:list-item>
              </text:list>
            </text:list-item>
          </text:list>
        </text:list-item>
      </text:list>
      <text:p text:style-name="P1"><text:soft-page-break/>4- Combien d'amis/followers avez-vous ?</text:p>
      <text:list xml:id="list5449672878741454570" text:style-name="L6">
        <text:list-item>
          <text:list>
            <text:list-item>
              <text:p text:style-name="P10">0 à 100 ?</text:p>
            </text:list-item>
            <text:list-item>
              <text:p text:style-name="P10">100 à 500 ?</text:p>
            </text:list-item>
            <text:list-item>
              <text:p text:style-name="P10">500 à 1000 ?</text:p>
            </text:list-item>
            <text:list-item>
              <text:p text:style-name="P10">plus de 1000 ?</text:p>
            </text:list-item>
          </text:list>
        </text:list-item>
      </text:list>
      <text:p text:style-name="Standard"/>
      <text:p text:style-name="P1">5- Quel est, selon vous, votre niveau de maîtrise de google Maps ?</text:p>
      <text:list xml:id="list2360753826466838849" text:style-name="L7">
        <text:list-item>
          <text:list>
            <text:list-item>
              <text:p text:style-name="P11">Débutant ?</text:p>
            </text:list-item>
            <text:list-item>
              <text:p text:style-name="P11">Intermédiaire ?</text:p>
            </text:list-item>
            <text:list-item>
              <text:p text:style-name="P11">Plus élevé ?</text:p>
            </text:list-item>
          </text:list>
        </text:list-item>
      </text:list>
      <text:p text:style-name="Standard"/>
      <text:p text:style-name="P1">6- Avez-vous des craintes concernant les éventuelles dérives de l'application ?</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adornments="Normal"/>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16T13:47:28</meta:creation-date>
    <meta:generator>OpenOffice/4.1.1$Unix OpenOffice.org_project/411m6$Build-9775</meta:generator>
    <dc:date>2018-03-16T14:22:51</dc:date>
    <meta:editing-duration>PT35M24S</meta:editing-duration>
    <meta:editing-cycles>2</meta:editing-cycles>
    <meta:document-statistic meta:table-count="0" meta:image-count="0" meta:object-count="0" meta:page-count="3" meta:paragraph-count="65" meta:word-count="445" meta:character-count="2288"/>
  </office:meta>
</office:document-meta>
</file>